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Heading_20_1" text:outline-level="1">hello my name is luiza and im nice :P</text:h>
      <text:p text:style-name="First_20_paragraph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